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2.6098in"/>
    </style:style>
    <style:style style:name="co4" style:family="table-column">
      <style:table-column-properties fo:break-before="auto" style:column-width="1.9417in"/>
    </style:style>
    <style:style style:name="co6" style:family="table-column">
      <style:table-column-properties fo:break-before="auto" style:column-width="2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75"/>
    <style:style style:name="ce4" style:family="table-cell" style:parent-style-name="Default" style:data-style-name="N75">
      <style:table-cell-properties fo:background-color="#eeeee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eeeee"/>
    </style:style>
  </office:automatic-styles>
  <office:body>
    <office:spreadsheet>
      <table:table table:name="8-first-term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" office:value-type="string">
            <text:p>Date</text:p>
          </table:table-cell>
          <table:table-cell table:style-name="ce5" office:value-type="string">
            <text:p><text:a xlink:href="../../../books/grade-8-books/2025-8上-数学-北师版-书娅.pdf">Math-北师大版</text:a></text:p>
          </table:table-cell>
          <table:table-cell table:style-name="ce5" office:value-type="string">
            <text:p><text:a xlink:href="../../../books/grade-8-books/2025-8上-英语-人教版-书娅.pdf">English-人教版</text:a></text:p>
          </table:table-cell>
          <table:table-cell table:style-name="ce5" office:value-type="string">
            <text:p><text:a xlink:href="../../../books/grade-8-books/2025-8上-物理-人教版-小北.pdf">Physics-人教版</text:a></text:p>
          </table:table-cell>
          <table:table-cell table:style-name="ce5" table:number-columns-repeated="1019"/>
        </table:table-row>
        <table:table-row table:style-name="ro1">
          <table:table-cell table:style-name="ce2"/>
          <table:table-cell table:style-name="ce6" table:number-columns-repeated="3"/>
          <table:table-cell table:style-name="ce5" table:number-columns-repeated="1019"/>
        </table:table-row>
        <table:table-row table:style-name="ro2">
          <table:table-cell office:value-type="date" office:date-value="2025-11-22">
            <text:p>Nov 22, 2025</text:p>
          </table:table-cell>
          <table:table-cell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office:value-type="string">
            <text:p><text:a xlink:href="../../../english/grade-8-上/pdf/8年级%20人教版英语%20-上%20-unit-5-words.pdf">8-unit-5-words</text:a>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<text:a xlink:href="../../../math/grade-8-上/8年级上北师大版数学上册-unit-123-练习题-答案-娅娅/exam-solution.pdf">8-上-数学测验</text:a></text:p>
          </table:table-cell>
          <table:table-cell office:value-type="string">
            <text:p><text:a xlink:href="../../../english/grade-8-上/8年级上英语阅读理解-1.odt">8-上-完型填空-1</text:a>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 table:number-columns-repeated="3"/>
          <table:table-cell table:number-columns-repeated="1019"/>
        </table:table-row>
        <table:table-row table:style-name="ro2">
          <table:table-cell office:value-type="date" office:date-value="2025-11-28">
            <text:p>Nov 28, 2025</text:p>
          </table:table-cell>
          <table:table-cell office:value-type="string">
            <text:p><text:a xlink:href="../../../math/grade-8-上/pdf/8年级北师大版数学上册-unit-4-一次函数.pdf">8-unit-4-一次函数</text:a></text:p>
          </table:table-cell>
          <table:table-cell office:value-type="string">
            <text:p><text:a xlink:href="../../../english/grade-8-上/8年级上期中英语考试题-洛阳洛宁-2024-11/7.png">8-上-语篇填空-洛宁-1</text:a>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<text:a xlink:href="../../../math/grade-8-上/pdf/8年级北师大版数学上册-unit-4-一次函数-练习题-1.jpg">8-unit-4-一次函数-练习题-1</text:a></text:p>
          </table:table-cell>
          <table:table-cell office:value-type="string">
            <text:p><text:a xlink:href="../../../english/grade-8-上/8年级上期中英语考试题-洛阳洛宁-2024-11/8.png">8-上-语篇填空-洛宁-2</text:a>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../../math/grade-8-上/pdf/8年级人教版版数学上册-unit-14-全等三角形-作业-3.pdf">全等三角形-练习题-3</text:a>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7" table:number-columns-repeated="3"/>
          <table:table-cell table:number-columns-repeated="1019"/>
        </table:table-row>
        <table:table-row table:style-name="ro2">
          <table:table-cell office:value-type="date" office:date-value="2025-12-05">
            <text:p>Dec 5, 2025</text:p>
          </table:table-cell>
          <table:table-cell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office:value-type="string">
            <text:p><text:a xlink:href="../../../english/grade-8-上/8年级%20外妍版英语%20-上%20-unit-6-words.odp">8-unit-6-words</text:a></text:p>
          </table:table-cell>
          <table:table-cell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office:value-type="string">
            <text:p><text:a xlink:href="../../../english/grade-8-上/8年级上期末英语考试题-商城-2024-11/7.png">8-上-语篇填空-商城-1</text:a></text:p>
          </table:table-cell>
          <table:table-cell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a xlink:href="../../../english/grade-8-上/8年级上期末英语考试题-商城-2024-11/8.png">8-上-语篇填空-商城-2</text:a>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30">11/30/2025</text:date>, <text:time>14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2M39S</meta:editing-duration>
    <meta:editing-cycles>22</meta:editing-cycles>
    <meta:generator>OpenOffice/4.1.15$Win32 OpenOffice.org_project/4115m2$Build-9813</meta:generator>
    <dc:date>2025-11-30T14:15:08.68</dc:date>
    <dc:creator>Eric Zhang</dc:creator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